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343" officeooo:paragraph-rsid="001283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8f2f942692b08ec9de1ef9ada5230a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11:22:12.187437227</meta:creation-date>
    <dc:date>2017-02-20T11:25:41.845303796</dc:date>
    <meta:editing-duration>PT3M30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4.3.3.2$Linux_X86_64 LibreOffice_project/430m0$Build-2</meta:generator>
  </office:meta>
</office:document-meta>
</file>